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032" officeooo:paragraph-rsid="00188032"/>
    </style:style>
    <style:style style:name="P2" style:family="paragraph" style:parent-style-name="Standard">
      <style:text-properties officeooo:rsid="00188032" officeooo:paragraph-rsid="0019c5fd"/>
    </style:style>
    <style:style style:name="P3" style:family="paragraph" style:parent-style-name="Table_20_Contents">
      <style:text-properties officeooo:rsid="001926bd" officeooo:paragraph-rsid="001926bd"/>
    </style:style>
    <style:style style:name="T1" style:family="text">
      <style:text-properties officeooo:rsid="0019c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<text:s/>4 <text:s text:c="22"/>Pihla Toivanen</text:p>
      <text:p text:style-name="P1"/>
      <text:p text:style-name="P2">Tällä viikolla <text:span text:style-name="T1">tein Huffman -koodauksen valmiiksi tiedostoonkirjoituksineen -ja lukuineen</text:span>. <text:span text:style-name="T1">Koska Javassa ei voi kirjoittaa yksittäisiä bittejä tiedostoon, käytän tällä hetkellä valmiita kirjastotiedostoja.</text:span> Tein <text:span text:style-name="T1">Huffman-koodaukselle</text:span> JUnit -testin, <text:span text:style-name="T1">koska sille on helppo testata, että arvot ovat samat ennen huffmania ja sen jälkeen tiedostosta luettaessa</text:span>.</text:p>
      <text:p text:style-name="P2"/>
      <text:p text:style-name="P2">Aloitin tekemään suorituskykytestausta näin: 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Mustat pienet kuvat</text:p>
          </table:table-cell>
          <table:table-cell table:style-name="Table1.B1" office:value-type="string">
            <text:p text:style-name="P3">Mustat isommat kuvat</text:p>
          </table:table-cell>
        </table:table-row>
        <table:table-row>
          <table:table-cell table:style-name="Table1.A2" office:value-type="string">
            <text:p text:style-name="P3">Värilliset pienet kuvat</text:p>
          </table:table-cell>
          <table:table-cell table:style-name="Table1.B2" office:value-type="string">
            <text:p text:style-name="P3">Värilliset isommat kuva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1:47:24.374341871</meta:creation-date>
    <dc:date>2015-02-11T10:27:59.176809227</dc:date>
    <meta:editing-duration>PT12H38M38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1" meta:paragraph-count="7" meta:word-count="62" meta:character-count="539" meta:non-whitespace-character-count="460"/>
  </office:meta>
</office:document-meta>
</file>